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Parte 1: Introducción y conceptos básicos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act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2">¿Qué es?</text:span></text:p>
            <text:list text:style-name="L5">
              <text:list-item>
                <text:p text:style-name="P7"><text:span text:style-name="T2">Es una biblioteca JS para crear y componer vistas en un sistema</text:span></text:p>
              </text:list-item>
              <text:list-item>
                <text:p text:style-name="P6"><text:span text:style-name="T2">Suele llamársele la V del MVC</text:span></text:p>
              </text:list-item>
              <text:list-item>
                <text:p text:style-name="P6"><text:span text:style-name="T2">Un proyecto opensource iniciado en facebook</text:span></text:p>
              </text:list-item>
            </text:list>
            <text:p text:style-name="P7"><text:span text:style-name="T2">¿Qué NO es?</text:span></text:p>
            <text:list text:continue-numbering="true" text:style-name="L5">
              <text:list-item>
                <text:p text:style-name="P7"><text:span text:style-name="T2">Un framework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Se distribuye como una única dependencia y por sí sólo no alcanza para hacer una aplicació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<text:a xlink:href="https://martinfowler.com/bliki/InversionOfControl.html" xlink:type="simple">Esta distinción es más bien práctica y no hay un consenso al 100%</text:a></text:span></text:p>
                      </text:list-item>
                    </text:list>
                  </text:list-item>
                  <text:list-item>
                    <text:p text:style-name="P6"><text:span text:style-name="T4">Apunta a combinarse con otras bibliotecas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4974a00a7c_1_0:notes" draw:style-name="gr1" draw:layer="layout" svg:width="16.932cm" svg:height="9.524cm" svg:x="1.059cm" svg:y="1.905cm" draw:page-number="2" presentation:class="page"/>
          <draw:frame draw:name="Google Shape;138;g4974a00a7c_1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act</text:span></text:p>
          </draw:text-box>
        </draw:frame>
        <draw:frame draw:name="Google Shape;147;p15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2">¿Que hace por sí misma?</text:span></text:p>
            <text:p text:style-name="P7"><text:span text:style-name="T2">En sí crea elementos (objetos planos JS) que luego pueden usarse para crear componentes en el browser o en una aplicación móvil...</text:span></text:p>
            <text:p text:style-name="P7"><text:span text:style-name="T2">En otras palabras, prácticamente no sirve para nada en sí misma si no se se le suman al menos:</text:span></text:p>
            <text:list text:style-name="L5">
              <text:list-item>
                <text:p text:style-name="P7"><text:span text:style-name="T2">ReactDOM</text:span></text:p>
              </text:list-item>
              <text:list-item>
                <text:p text:style-name="P6"><text:span text:style-name="T2">ReactNative</text:span></text:p>
              </text:list-item>
            </text:list>
          </draw:text-box>
        </draw:frame>
        <presentation:notes draw:style-name="dp2">
          <draw:page-thumbnail draw:name="Google Shape;143;g4974a00a7c_1_5:notes" draw:style-name="gr1" draw:layer="layout" svg:width="16.932cm" svg:height="9.524cm" svg:x="1.059cm" svg:y="1.905cm" draw:page-number="3" presentation:class="page"/>
          <draw:frame draw:name="Google Shape;144;g4974a00a7c_1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DOM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actDOM</text:span></text:p>
          </draw:text-box>
        </draw:frame>
        <draw:frame draw:name="Google Shape;153;p16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9"><text:span text:style-name="T2">Una herramienta para componer vistas y hacer aplicaciones web con react</text:span></text:p>
              </text:list-item>
              <text:list-item>
                <text:p text:style-name="P9"><text:span text:style-name="T2">Se encarga del “pegamento” entre la creación de elementos universales (“React.Component”) y efectivamente crear y mostrar un nodo en el árbol DOM</text:span></text:p>
              </text:list-item>
              <text:list-item>
                <text:p text:style-name="P9"><text:span text:style-name="T2">No se usa directamente pero es necesario instalarla e importarla para hacer una web con react</text:span></text:p>
              </text:list-item>
              <text:list-item>
                <text:p text:style-name="P9"><text:span text:style-name="T2">Solía ser parte del módulo React (alguna documentación muy vieja puede no hacer la distinción)</text:span></text:p>
              </text:list-item>
            </text:list>
          </draw:text-box>
        </draw:frame>
        <presentation:notes draw:style-name="dp2">
          <draw:page-thumbnail draw:name="Google Shape;149;g4974a00a7c_1_10:notes" draw:style-name="gr1" draw:layer="layout" svg:width="16.932cm" svg:height="9.524cm" svg:x="1.059cm" svg:y="1.905cm" draw:page-number="4" presentation:class="page"/>
          <draw:frame draw:name="Google Shape;150;g4974a00a7c_1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Native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actNative</text:span></text:p>
          </draw:text-box>
        </draw:frame>
        <draw:frame draw:name="Google Shape;159;p17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2">Para armar una aplicación móvil con performance “cercana” a si usáramos las herramientas puramente nativas (java/kotlin en android, objective-c/swift en iOS)</text:span></text:p>
            <text:p text:style-name="P7"><text:span text:style-name="T6"><text:a xlink:href="https://stackoverflow.com/questions/34114350/react-vs-reactdom" xlink:type="simple">https://stackoverflow.com/questions/34114350/react-vs-reactdom</text:a></text:span></text:p>
            <text:p text:style-name="P10"><text:span text:style-name="T2"/></text:p>
          </draw:text-box>
        </draw:frame>
        <presentation:notes draw:style-name="dp2">
          <draw:page-thumbnail draw:name="Google Shape;155;g4974a00a7c_1_15:notes" draw:style-name="gr1" draw:layer="layout" svg:width="16.932cm" svg:height="9.524cm" svg:x="1.059cm" svg:y="1.905cm" draw:page-number="5" presentation:class="page"/>
          <draw:frame draw:name="Google Shape;156;g4974a00a7c_1_1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ner en cuenta" draw:style-name="dp1" draw:master-page-name="TITLE_5f_AND_5f_BODY" presentation:presentation-page-layout-name="AL2T1">
        <draw:frame draw:name="Google Shape;164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 tener en cuenta</text:span></text:p>
          </draw:text-box>
        </draw:frame>
        <draw:frame draw:name="Google Shape;165;p18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9"><text:span text:style-name="T2">React no provee ni obliga a, por ejemplo tener una capa de servicios, no trae un inyector de dependencias (</text:span><text:span text:style-name="T6"><text:a xlink:href="https://medium.com/front-end-hacking/reactjs-hoc-how-to-inject-dependencies-to-react-component-in-angularjs-way-a2fc63d795c8" xlink:type="simple">suele no usarse</text:a></text:span><text:span text:style-name="T2">, ver HOC), no realiza validaciones de formularios ni tampoco resuelve navegaciones entre las distintas rutas o vistas de una aplicación…</text:span></text:p>
              </text:list-item>
            </text:list>
            <text:list text:style-name="L9">
              <text:list-item>
                <text:p text:style-name="P9"><text:span text:style-name="T2">Esto se logra agregando dependencias adicionales y suele haber muchas alternativas para cada tipo de problema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4">react-dom, react-router (navegaciones); axios, request (clientes http); Redux, MobX (estado de aplicación), Formik (para validar formularios), etc.</text:span></text:p>
                  </text:list-item>
                </text:list>
              </text:list-item>
            </text:list>
            <text:p text:style-name="P10"><text:span text:style-name="T2">Podemos decir que nos da la posibilidad de armar una arquitectura frontend a gusto, pero también que nos va a obligar a hacerlo, teniendo que elegir entre alternativas en un ecosistema enorme y bastante cambiante</text:span></text:p>
          </draw:text-box>
        </draw:frame>
        <presentation:notes draw:style-name="dp2">
          <draw:page-thumbnail draw:name="Google Shape;161;g4974a00a7c_1_20:notes" draw:style-name="gr1" draw:layer="layout" svg:width="16.932cm" svg:height="9.524cm" svg:x="1.059cm" svg:y="1.905cm" draw:page-number="6" presentation:class="page"/>
          <draw:frame draw:name="Google Shape;162;g4974a00a7c_1_2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requisitos" draw:style-name="dp1" draw:master-page-name="TITLE_5f_AND_5f_BODY" presentation:presentation-page-layout-name="AL2T1">
        <draw:frame draw:name="Google Shape;170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rerrequisitos</text:span></text:p>
          </draw:text-box>
        </draw:frame>
        <draw:frame draw:name="Google Shape;171;p19" presentation:style-name="pr5" draw:text-style-name="P8" draw:layer="layout" svg:width="19.552cm" svg:height="11.636cm" svg:x="3.604cm" svg:y="2.341cm" presentation:class="outline" presentation:user-transformed="true">
          <draw:text-box>
            <text:p text:style-name="P6"><text:span text:style-name="T2">NodeJS</text:span></text:p>
            <text:list text:style-name="L5">
              <text:list-item>
                <text:p text:style-name="P7"><text:span text:style-name="T2"><text:s/></text:span><text:span text:style-name="T2">mínima versión 8.x, recomendado 10.x+ (ver <text:s/></text:span><text:span text:style-name="T6"><text:a xlink:href="https://github.com/creationix/nvm" xlink:type="simple">https://github.com/creationix/nvm</text:a></text:span><text:span text:style-name="T2">)</text:span></text:p>
              </text:list-item>
            </text:list>
            <text:p text:style-name="P7"><text:span text:style-name="T6"><text:a xlink:href="https://github.com/yarnpkg/yarn" xlink:type="simple">Yarn</text:a></text:span><text:span text:style-name="T2"><text:s/>(opcional, puede usarse npm)</text:span></text:p>
            <text:list text:continue-numbering="true" text:style-name="L5">
              <text:list-item>
                <text:p text:style-name="P7"><text:span text:style-name="T2">un package manager para proyectos Node popular en la comunidad de react y usualmente recomendado por FB para manejar dependencias</text:span></text:p>
              </text:list-item>
            </text:list>
            <text:p text:style-name="P7"><text:span text:style-name="T6"><text:a xlink:href="https://babeljs.io/" xlink:type="simple">Babel</text:a></text:span></text:p>
            <text:list text:continue-numbering="true" text:style-name="L5">
              <text:list-item>
                <text:p text:style-name="P7"><text:span text:style-name="T2">Un compilador de JS que permite utilizar nueva sintaxis en browsers cuyos motores javascript normalmente no lo soportarían</text:span></text:p>
              </text:list-item>
            </text:list>
            <text:p text:style-name="P10"><text:span text:style-name="T2">El setup inicial de una nueva aplicación puede ahorrarse usando </text:span><text:span text:style-name="T6"><text:a xlink:href="https://github.com/facebook/create-react-app" xlink:type="simple">create react app</text:a></text:span><text:span text:style-name="T2"><text:line-break/></text:span><text:span text:style-name="T2">Las aplicaciones se debuggean con el mismo browser pero además se ofrece una herramienta para inspeccionar el árbol de componentes llamada React Developer Tools</text:span></text:p>
          </draw:text-box>
        </draw:frame>
        <presentation:notes draw:style-name="dp2">
          <draw:page-thumbnail draw:name="Google Shape;167;g4974a00a7c_1_29:notes" draw:style-name="gr1" draw:layer="layout" svg:width="16.932cm" svg:height="9.524cm" svg:x="1.059cm" svg:y="1.905cm" draw:page-number="7" presentation:class="page"/>
          <draw:frame draw:name="Google Shape;168;g4974a00a7c_1_2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+ ReactDOM&#10;Estructura básica de un proyecto" draw:style-name="dp1" draw:master-page-name="TITLE_5f_AND_5f_BODY" presentation:presentation-page-layout-name="AL2T1">
        <draw:frame draw:name="Google Shape;176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act + ReactDOM</text:span><text:span text:style-name="T3"><text:line-break/></text:span><text:span text:style-name="T3">Estructura básica de un proyecto</text:span></text:p>
          </draw:text-box>
        </draw:frame>
        <draw:frame draw:name="Google Shape;177;p20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9"><text:span text:style-name="T2">Un index.html (puede ser estático) que incluya el JS básico necesario para React (</text:span><text:span text:style-name="T7">React, ReactDOM, Babe</text:span><text:span text:style-name="T2">l) y un nodo (por ejemplo un div) especifico donde se “montará” la aplicación JS*</text:span></text:p>
              </text:list-item>
              <text:list-item>
                <text:p text:style-name="P9"><text:span text:style-name="T2">Usualmente se agrega un index.js que se utiliza como punto de entrada para agrupar imports, inicializar React, etc</text:span></text:p>
              </text:list-item>
              <text:list-item>
                <text:p text:style-name="P9"><text:span text:style-name="T2">Al menos un componente principal, normalmente llamado App.js (*será la raíz del árbol de componentes)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name="Google Shape;173;g4974a00a7c_1_34:notes" draw:style-name="gr1" draw:layer="layout" svg:width="16.932cm" svg:height="9.524cm" svg:x="1.059cm" svg:y="1.905cm" draw:page-number="8" presentation:class="page"/>
          <draw:frame draw:name="Google Shape;174;g4974a00a7c_1_3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s" draw:style-name="dp1" draw:master-page-name="TITLE_5f_AND_5f_BODY" presentation:presentation-page-layout-name="AL2T1">
        <draw:frame draw:name="Google Shape;182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Basics</text:span></text:p>
          </draw:text-box>
        </draw:frame>
        <draw:frame draw:name="Google Shape;183;p21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2">JSX</text:span></text:p>
            <text:p text:style-name="P7"><text:span text:style-name="T2">Components</text:span></text:p>
            <text:p text:style-name="P7"><text:span text:style-name="T2">State</text:span></text:p>
            <text:p text:style-name="P10"><text:span text:style-name="T2">Props</text:span></text:p>
          </draw:text-box>
        </draw:frame>
        <presentation:notes draw:style-name="dp2">
          <draw:page-thumbnail draw:name="Google Shape;179;g4974a00a7c_1_44:notes" draw:style-name="gr1" draw:layer="layout" svg:width="16.932cm" svg:height="9.524cm" svg:x="1.059cm" svg:y="1.905cm" draw:page-number="9" presentation:class="page"/>
          <draw:frame draw:name="Google Shape;180;g4974a00a7c_1_4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ción ejemplo I:" draw:style-name="dp1" draw:master-page-name="TITLE_5f_AND_5f_BODY" presentation:presentation-page-layout-name="AL2T1">
        <draw:frame draw:name="Google Shape;188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plicación ejemplo I:</text:span></text:p>
          </draw:text-box>
        </draw:frame>
        <draw:frame draw:name="Google Shape;189;p22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11"><text:span text:style-name="T2">TODO</text:span></text:p>
          </draw:text-box>
        </draw:frame>
        <presentation:notes draw:style-name="dp2">
          <draw:page-thumbnail draw:name="Google Shape;185;g4974a00a7c_1_39:notes" draw:style-name="gr1" draw:layer="layout" svg:width="16.932cm" svg:height="9.524cm" svg:x="1.059cm" svg:y="1.905cm" draw:page-number="10" presentation:class="page"/>
          <draw:frame draw:name="Google Shape;186;g4974a00a7c_1_3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